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2" style:family="graphic" style:parent-style-name="standard">
      <style:graphic-properties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3.7cm" svg:y1="2.4cm" svg:x2="35cm" svg:y2="32.9cm">
          <text:p/>
        </draw:line>
        <draw:line draw:style-name="gr1" draw:text-style-name="P1" draw:layer="layout" svg:x1="37.9cm" svg:y1="2.2cm" svg:x2="50.4cm" svg:y2="16.5cm">
          <text:p/>
        </draw:line>
        <draw:line draw:style-name="gr1" draw:text-style-name="P1" draw:layer="layout" svg:x1="35.2cm" svg:y1="2cm" svg:x2="46cm" svg:y2="27.7cm">
          <text:p/>
        </draw:line>
        <draw:line draw:style-name="gr1" draw:text-style-name="P1" draw:layer="layout" svg:x1="30.6cm" svg:y1="2.2cm" svg:x2="30.6cm" svg:y2="25.3cm">
          <text:p/>
        </draw:line>
        <draw:line draw:style-name="gr1" draw:text-style-name="P1" draw:layer="layout" svg:x1="27.4cm" svg:y1="2.2cm" svg:x2="27.1cm" svg:y2="11.1cm">
          <text:p/>
        </draw:line>
        <draw:line draw:style-name="gr1" draw:text-style-name="P1" draw:layer="layout" svg:x1="21cm" svg:y1="2.1cm" svg:x2="11.5cm" svg:y2="22.1cm">
          <text:p/>
        </draw:line>
        <draw:line draw:style-name="gr1" draw:text-style-name="P1" draw:layer="layout" svg:x1="21cm" svg:y1="2.1cm" svg:x2="11.5cm" svg:y2="22.1cm">
          <text:p/>
        </draw:line>
        <draw:line draw:style-name="gr1" draw:text-style-name="P1" draw:layer="layout" svg:x1="17cm" svg:y1="2.3cm" svg:x2="10.9cm" svg:y2="13.5cm">
          <text:p/>
        </draw:line>
        <draw:line draw:style-name="gr1" draw:text-style-name="P1" draw:layer="layout" svg:x1="9.273cm" svg:y1="14.5cm" svg:x2="4.373cm" svg:y2="16.8cm">
          <text:p/>
        </draw:line>
        <draw:rect draw:style-name="gr2" draw:text-style-name="P2" draw:layer="layout" svg:width="52.6cm" svg:height="1.2cm" svg:x="3.6cm" svg:y="1.1cm">
          <text:p text:style-name="P1"><text:span text:style-name="T1">"windows"</text:span></text:p>
          <text:p text:style-name="P1"><text:span text:style-name="T1">Main Menu</text:span></text:p>
        </draw:rect>
        <draw:rect draw:style-name="gr2" draw:text-style-name="P2" draw:layer="layout" svg:width="2.2cm" svg:height="1.1cm" svg:x="9.173cm" svg:y="13.5cm">
          <text:p text:style-name="P1"><text:span text:style-name="T2">"windows"</text:span></text:p>
          <text:p text:style-name="P1"><text:span text:style-name="T1">Menu Edit</text:span></text:p>
        </draw:rect>
        <draw:rect draw:style-name="gr2" draw:text-style-name="P2" draw:layer="layout" svg:width="1.627cm" svg:height="1.6cm" svg:x="3.546cm" svg:y="16.8cm">
          <text:p text:style-name="P1"><text:span text:style-name="T2">"report"</text:span></text:p>
          <text:p text:style-name="P1"><text:span text:style-name="T2">Delete</text:span></text:p>
        </draw:rect>
        <draw:rect draw:style-name="gr2" draw:text-style-name="P3" draw:layer="layout" svg:width="1.8cm" svg:height="1.5cm" svg:x="5.973cm" svg:y="16.9cm">
          <text:p text:style-name="P1"><text:span text:style-name="T2">"report"</text:span></text:p>
          <text:p text:style-name="P1"><text:span text:style-name="T2">Paste</text:span></text:p>
        </draw:rect>
        <draw:rect draw:style-name="gr2" draw:text-style-name="P3" draw:layer="layout" svg:width="2.6cm" svg:height="1.5cm" svg:x="11.273cm" svg:y="16.9cm">
          <text:p text:style-name="P1"><text:span text:style-name="T2">"report"</text:span></text:p>
          <text:p text:style-name="P1"><text:span text:style-name="T2">Clip Boudaries</text:span></text:p>
        </draw:rect>
        <draw:rect draw:style-name="gr2" draw:text-style-name="P3" draw:layer="layout" svg:width="2.5cm" svg:height="1.5cm" svg:x="8.373cm" svg:y="16.9cm">
          <text:p text:style-name="P1"><text:span text:style-name="T2">"report"</text:span></text:p>
          <text:p text:style-name="P1"><text:span text:style-name="T2">Remove Special</text:span></text:p>
        </draw:rect>
        <draw:rect draw:style-name="gr2" draw:text-style-name="P3" draw:layer="layout" svg:width="1.827cm" svg:height="1.5cm" svg:x="14.473cm" svg:y="16.9cm">
          <text:p text:style-name="P1"><text:span text:style-name="T2">"report"</text:span></text:p>
          <text:p text:style-name="P1"><text:span text:style-name="T2">Preferences</text:span></text:p>
        </draw:rect>
        <draw:line draw:style-name="gr1" draw:text-style-name="P1" draw:layer="layout" svg:x1="9.673cm" svg:y1="14.5cm" svg:x2="6.473cm" svg:y2="17cm">
          <text:p/>
        </draw:line>
        <draw:line draw:style-name="gr1" draw:text-style-name="P1" draw:layer="layout" svg:x1="10.173cm" svg:y1="14.6cm" svg:x2="8.973cm" svg:y2="16.9cm">
          <text:p/>
        </draw:line>
        <draw:line draw:style-name="gr1" draw:text-style-name="P1" draw:layer="layout" svg:x1="10.573cm" svg:y1="14.6cm" svg:x2="12.073cm" svg:y2="17.1cm">
          <text:p/>
        </draw:line>
        <draw:line draw:style-name="gr1" draw:text-style-name="P1" draw:layer="layout" svg:x1="11.073cm" svg:y1="14.5cm" svg:x2="15.073cm" svg:y2="17.1cm">
          <text:p/>
        </draw:line>
        <draw:line draw:style-name="gr1" draw:text-style-name="P1" draw:layer="layout" svg:x1="10.327cm" svg:y1="33.1cm" svg:x2="5.427cm" svg:y2="35.4cm">
          <text:p/>
        </draw:line>
        <draw:rect draw:style-name="gr2" draw:text-style-name="P2" draw:layer="layout" svg:width="2.2cm" svg:height="1.1cm" svg:x="10.227cm" svg:y="32.1cm">
          <text:p text:style-name="P1"><text:span text:style-name="T2">"windows"</text:span></text:p>
          <text:p text:style-name="P1"><text:span text:style-name="T1">Menu Tools</text:span></text:p>
        </draw:rect>
        <draw:rect draw:style-name="gr2" draw:text-style-name="P2" draw:layer="layout" svg:width="4.427cm" svg:height="1.6cm" svg:x="1.8cm" svg:y="35.4cm">
          <text:p text:style-name="P1"><text:span text:style-name="T2">"report"</text:span></text:p>
          <text:p text:style-name="P1"><text:span text:style-name="T2">Add / Remove Plug-ins</text:span></text:p>
        </draw:rect>
        <draw:rect draw:style-name="gr2" draw:text-style-name="P3" draw:layer="layout" svg:width="1.8cm" svg:height="1.5cm" svg:x="7.027cm" svg:y="35.5cm">
          <text:p text:style-name="P1"><text:span text:style-name="T2">"report"</text:span></text:p>
          <text:p text:style-name="P1"><text:span text:style-name="T2">Macros</text:span></text:p>
        </draw:rect>
        <draw:rect draw:style-name="gr2" draw:text-style-name="P3" draw:layer="layout" svg:width="2.6cm" svg:height="1.5cm" svg:x="12.327cm" svg:y="35.5cm">
          <text:p text:style-name="P1"><text:span text:style-name="T2">"report"</text:span></text:p>
          <text:p text:style-name="P1"><text:span text:style-name="T2">Screenshot</text:span></text:p>
        </draw:rect>
        <draw:rect draw:style-name="gr2" draw:text-style-name="P3" draw:layer="layout" svg:width="2.5cm" svg:height="1.5cm" svg:x="9.427cm" svg:y="35.5cm">
          <text:p text:style-name="P1"><text:span text:style-name="T2">"report"</text:span></text:p>
          <text:p text:style-name="P1"><text:span text:style-name="T2"><text:s/></text:span><text:span text:style-name="T2">Apply Macro</text:span></text:p>
        </draw:rect>
        <draw:rect draw:style-name="gr2" draw:text-style-name="P3" draw:layer="layout" svg:width="3.973cm" svg:height="1.5cm" svg:x="15.527cm" svg:y="35.5cm">
          <text:p text:style-name="P1"><text:span text:style-name="T2">"report"</text:span></text:p>
          <text:p text:style-name="P1"><text:span text:style-name="T2">Run Benchmark</text:span></text:p>
        </draw:rect>
        <draw:line draw:style-name="gr1" draw:text-style-name="P1" draw:layer="layout" svg:x1="10.727cm" svg:y1="33.1cm" svg:x2="7.527cm" svg:y2="35.6cm">
          <text:p/>
        </draw:line>
        <draw:line draw:style-name="gr1" draw:text-style-name="P1" draw:layer="layout" svg:x1="11.227cm" svg:y1="33.2cm" svg:x2="10.027cm" svg:y2="35.5cm">
          <text:p/>
        </draw:line>
        <draw:line draw:style-name="gr1" draw:text-style-name="P1" draw:layer="layout" svg:x1="11.627cm" svg:y1="33.2cm" svg:x2="13.127cm" svg:y2="35.7cm">
          <text:p/>
        </draw:line>
        <draw:line draw:style-name="gr1" draw:text-style-name="P1" draw:layer="layout" svg:x1="12.127cm" svg:y1="33.1cm" svg:x2="16.127cm" svg:y2="35.7cm">
          <text:p/>
        </draw:line>
        <draw:line draw:style-name="gr1" draw:text-style-name="P1" draw:layer="layout" svg:x1="26.327cm" svg:y1="12.1cm" svg:x2="21.427cm" svg:y2="14.4cm">
          <text:p/>
        </draw:line>
        <draw:rect draw:style-name="gr2" draw:text-style-name="P2" draw:layer="layout" svg:width="2.627cm" svg:height="1.1cm" svg:x="25.8cm" svg:y="11.1cm">
          <text:p text:style-name="P1"><text:span text:style-name="T2">"windows"</text:span></text:p>
          <text:p text:style-name="P1"><text:span text:style-name="T1">Menu Transport</text:span></text:p>
        </draw:rect>
        <draw:rect draw:style-name="gr2" draw:text-style-name="P2" draw:layer="layout" svg:width="1.627cm" svg:height="1.6cm" svg:x="20.6cm" svg:y="14.4cm">
          <text:p text:style-name="P1"><text:span text:style-name="T2">"report"</text:span></text:p>
          <text:p text:style-name="P1"><text:span text:style-name="T2">Playing</text:span></text:p>
        </draw:rect>
        <draw:rect draw:style-name="gr2" draw:text-style-name="P3" draw:layer="layout" svg:width="1.8cm" svg:height="1.5cm" svg:x="23.027cm" svg:y="14.5cm">
          <text:p text:style-name="P1"><text:span text:style-name="T2">"report"</text:span></text:p>
          <text:p text:style-name="P1"><text:span text:style-name="T2">Recording</text:span></text:p>
        </draw:rect>
        <draw:rect draw:style-name="gr2" draw:text-style-name="P3" draw:layer="layout" svg:width="2.6cm" svg:height="1.5cm" svg:x="28.327cm" svg:y="14.5cm">
          <text:p text:style-name="P1"><text:span text:style-name="T2">"report"</text:span></text:p>
          <text:p text:style-name="P1"><text:span text:style-name="T2">Cursor to</text:span></text:p>
        </draw:rect>
        <draw:rect draw:style-name="gr2" draw:text-style-name="P3" draw:layer="layout" svg:width="2.5cm" svg:height="1.5cm" svg:x="25.427cm" svg:y="14.5cm">
          <text:p text:style-name="P1"><text:span text:style-name="T2">"report"</text:span></text:p>
          <text:p text:style-name="P1"><text:span text:style-name="T2">Scrubing</text:span></text:p>
        </draw:rect>
        <draw:rect draw:style-name="gr2" draw:text-style-name="P3" draw:layer="layout" svg:width="2.373cm" svg:height="1.5cm" svg:x="31.527cm" svg:y="14.5cm">
          <text:p text:style-name="P1"><text:span text:style-name="T2">"report"</text:span></text:p>
          <text:p text:style-name="P1"><text:span text:style-name="T2">Play Region</text:span></text:p>
        </draw:rect>
        <draw:line draw:style-name="gr1" draw:text-style-name="P1" draw:layer="layout" svg:x1="26.727cm" svg:y1="12.1cm" svg:x2="23.527cm" svg:y2="14.6cm">
          <text:p/>
        </draw:line>
        <draw:line draw:style-name="gr1" draw:text-style-name="P1" draw:layer="layout" svg:x1="27.227cm" svg:y1="12.2cm" svg:x2="26.027cm" svg:y2="14.5cm">
          <text:p/>
        </draw:line>
        <draw:line draw:style-name="gr1" draw:text-style-name="P1" draw:layer="layout" svg:x1="27.627cm" svg:y1="12.2cm" svg:x2="29.127cm" svg:y2="14.7cm">
          <text:p/>
        </draw:line>
        <draw:line draw:style-name="gr1" draw:text-style-name="P1" draw:layer="layout" svg:x1="28.127cm" svg:y1="12.1cm" svg:x2="32.127cm" svg:y2="14.7cm">
          <text:p/>
        </draw:line>
        <draw:line draw:style-name="gr1" draw:text-style-name="P1" draw:layer="layout" svg:x1="33.827cm" svg:y1="34cm" svg:x2="28.927cm" svg:y2="36.3cm">
          <text:p/>
        </draw:line>
        <draw:rect draw:style-name="gr2" draw:text-style-name="P2" draw:layer="layout" svg:width="2.2cm" svg:height="1.1cm" svg:x="33.727cm" svg:y="33cm">
          <text:p text:style-name="P1"><text:span text:style-name="T2">"windows"</text:span></text:p>
          <text:p text:style-name="P1"><text:span text:style-name="T1">Menu help</text:span></text:p>
        </draw:rect>
        <draw:rect draw:style-name="gr2" draw:text-style-name="P2" draw:layer="layout" svg:width="1.627cm" svg:height="1.6cm" svg:x="28.1cm" svg:y="36.3cm">
          <text:p text:style-name="P1"><text:span text:style-name="T2">"report"</text:span></text:p>
          <text:p text:style-name="P1"><text:span text:style-name="T2">Quick help</text:span></text:p>
        </draw:rect>
        <draw:rect draw:style-name="gr2" draw:text-style-name="P3" draw:layer="layout" svg:width="1.8cm" svg:height="1.5cm" svg:x="30.527cm" svg:y="36.4cm">
          <text:p text:style-name="P1"><text:span text:style-name="T2">"report"</text:span></text:p>
          <text:p text:style-name="P1"><text:span text:style-name="T2">Manual</text:span></text:p>
        </draw:rect>
        <draw:rect draw:style-name="gr2" draw:text-style-name="P3" draw:layer="layout" svg:width="2.6cm" svg:height="1.5cm" svg:x="35.827cm" svg:y="36.4cm">
          <text:p text:style-name="P1"><text:span text:style-name="T2">"report"</text:span></text:p>
          <text:p text:style-name="P1"><text:span text:style-name="T2">Check for updatea</text:span></text:p>
        </draw:rect>
        <draw:rect draw:style-name="gr2" draw:text-style-name="P3" draw:layer="layout" svg:width="2.5cm" svg:height="1.5cm" svg:x="32.927cm" svg:y="36.4cm">
          <text:p text:style-name="P1"><text:span text:style-name="T2">"report"</text:span></text:p>
          <text:p text:style-name="P1"><text:span text:style-name="T2"><text:s/></text:span><text:span text:style-name="T2">Diagnostics</text:span></text:p>
        </draw:rect>
        <draw:rect draw:style-name="gr2" draw:text-style-name="P3" draw:layer="layout" svg:width="3.273cm" svg:height="1.5cm" svg:x="39.027cm" svg:y="36.4cm">
          <text:p text:style-name="P1"><text:span text:style-name="T2">"report"</text:span></text:p>
          <text:p text:style-name="P1"><text:span text:style-name="T2">Abput Audacity</text:span></text:p>
        </draw:rect>
        <draw:line draw:style-name="gr1" draw:text-style-name="P1" draw:layer="layout" svg:x1="34.227cm" svg:y1="34cm" svg:x2="31.027cm" svg:y2="36.5cm">
          <text:p/>
        </draw:line>
        <draw:line draw:style-name="gr1" draw:text-style-name="P1" draw:layer="layout" svg:x1="34.727cm" svg:y1="34.1cm" svg:x2="33.527cm" svg:y2="36.4cm">
          <text:p/>
        </draw:line>
        <draw:line draw:style-name="gr1" draw:text-style-name="P1" draw:layer="layout" svg:x1="35.127cm" svg:y1="34.1cm" svg:x2="36.627cm" svg:y2="36.6cm">
          <text:p/>
        </draw:line>
        <draw:line draw:style-name="gr1" draw:text-style-name="P1" draw:layer="layout" svg:x1="35.627cm" svg:y1="34cm" svg:x2="39.627cm" svg:y2="36.6cm">
          <text:p/>
        </draw:line>
        <draw:line draw:style-name="gr1" draw:text-style-name="P1" draw:layer="layout" svg:x1="49.546cm" svg:y1="17.1cm" svg:x2="44.646cm" svg:y2="19.4cm">
          <text:p/>
        </draw:line>
        <draw:rect draw:style-name="gr2" draw:text-style-name="P2" draw:layer="layout" svg:width="2.7cm" svg:height="1.1cm" svg:x="49.446cm" svg:y="16cm">
          <text:p text:style-name="P1"><text:span text:style-name="T2">"windows"</text:span></text:p>
          <text:p text:style-name="P1"><text:span text:style-name="T1">Menu Generate</text:span></text:p>
        </draw:rect>
        <draw:rect draw:style-name="gr2" draw:text-style-name="P2" draw:layer="layout" svg:width="3.127cm" svg:height="1.6cm" svg:x="41.846cm" svg:y="19.4cm">
          <text:p text:style-name="P1"><text:span text:style-name="T2">"report"</text:span></text:p>
          <text:p text:style-name="P1"><text:span text:style-name="T2">Add / Remove Plug-ins</text:span></text:p>
        </draw:rect>
        <draw:rect draw:style-name="gr2" draw:text-style-name="P3" draw:layer="layout" svg:width="1.8cm" svg:height="1.5cm" svg:x="45.773cm" svg:y="19.5cm">
          <text:p text:style-name="P1"><text:span text:style-name="T2">"report"</text:span></text:p>
          <text:p text:style-name="P1"><text:span text:style-name="T2">Chirp</text:span></text:p>
        </draw:rect>
        <draw:rect draw:style-name="gr2" draw:text-style-name="P3" draw:layer="layout" svg:width="2.6cm" svg:height="1.5cm" svg:x="51.073cm" svg:y="19.5cm">
          <text:p text:style-name="P1"><text:span text:style-name="T2">"report"</text:span></text:p>
          <text:p text:style-name="P1"><text:span text:style-name="T2">Noise</text:span></text:p>
        </draw:rect>
        <draw:rect draw:style-name="gr2" draw:text-style-name="P3" draw:layer="layout" svg:width="2.5cm" svg:height="1.5cm" svg:x="48.173cm" svg:y="19.5cm">
          <text:p text:style-name="P1"><text:span text:style-name="T2">"report"</text:span></text:p>
          <text:p text:style-name="P1"><text:span text:style-name="T2"><text:s/></text:span><text:span text:style-name="T2">DTMF Tones</text:span></text:p>
        </draw:rect>
        <draw:rect draw:style-name="gr2" draw:text-style-name="P3" draw:layer="layout" svg:width="1.827cm" svg:height="1.5cm" svg:x="54.273cm" svg:y="19.5cm">
          <text:p text:style-name="P1"><text:span text:style-name="T2">"report"</text:span></text:p>
          <text:p text:style-name="P1"><text:span text:style-name="T2">Silence</text:span></text:p>
        </draw:rect>
        <draw:line draw:style-name="gr1" draw:text-style-name="P1" draw:layer="layout" svg:x1="49.946cm" svg:y1="17.1cm" svg:x2="46.746cm" svg:y2="19.6cm">
          <text:p/>
        </draw:line>
        <draw:line draw:style-name="gr1" draw:text-style-name="P1" draw:layer="layout" svg:x1="50.446cm" svg:y1="17.2cm" svg:x2="49.246cm" svg:y2="19.5cm">
          <text:p/>
        </draw:line>
        <draw:line draw:style-name="gr1" draw:text-style-name="P1" draw:layer="layout" svg:x1="50.846cm" svg:y1="17.2cm" svg:x2="52.346cm" svg:y2="19.7cm">
          <text:p/>
        </draw:line>
        <draw:line draw:style-name="gr1" draw:text-style-name="P1" draw:layer="layout" svg:x1="51.4cm" svg:y1="17cm" svg:x2="55.4cm" svg:y2="19.6cm">
          <text:p/>
        </draw:line>
        <draw:line draw:style-name="gr1" draw:text-style-name="P1" draw:layer="layout" svg:x1="9.827cm" svg:y1="23cm" svg:x2="4.927cm" svg:y2="25.3cm">
          <text:p/>
        </draw:line>
        <draw:rect draw:style-name="gr2" draw:text-style-name="P2" draw:layer="layout" svg:width="2.2cm" svg:height="1.1cm" svg:x="9.727cm" svg:y="22cm">
          <text:p text:style-name="P1"><text:span text:style-name="T2">"windows"</text:span></text:p>
          <text:p text:style-name="P1"><text:span text:style-name="T1">Menu Select</text:span></text:p>
        </draw:rect>
        <draw:rect draw:style-name="gr2" draw:text-style-name="P2" draw:layer="layout" svg:width="1.627cm" svg:height="1.6cm" svg:x="4.1cm" svg:y="25.3cm">
          <text:p text:style-name="P1"><text:span text:style-name="T2">"report"</text:span></text:p>
          <text:p text:style-name="P1"><text:span text:style-name="T2">Tracks</text:span></text:p>
        </draw:rect>
        <draw:rect draw:style-name="gr2" draw:text-style-name="P3" draw:layer="layout" svg:width="1.8cm" svg:height="1.5cm" svg:x="6.527cm" svg:y="25.4cm">
          <text:p text:style-name="P1"><text:span text:style-name="T2">"report"</text:span></text:p>
          <text:p text:style-name="P1"><text:span text:style-name="T2">Region</text:span></text:p>
        </draw:rect>
        <draw:rect draw:style-name="gr2" draw:text-style-name="P3" draw:layer="layout" svg:width="2.6cm" svg:height="1.5cm" svg:x="11.827cm" svg:y="25.4cm">
          <text:p text:style-name="P1"><text:span text:style-name="T2">"report"</text:span></text:p>
          <text:p text:style-name="P1"><text:span text:style-name="T2">Clip Boudaries</text:span></text:p>
        </draw:rect>
        <draw:rect draw:style-name="gr2" draw:text-style-name="P3" draw:layer="layout" svg:width="2.5cm" svg:height="1.5cm" svg:x="8.927cm" svg:y="25.4cm">
          <text:p text:style-name="P1"><text:span text:style-name="T2">"report"</text:span></text:p>
          <text:p text:style-name="P1"><text:span text:style-name="T2">Spectral</text:span></text:p>
        </draw:rect>
        <draw:line draw:style-name="gr1" draw:text-style-name="P1" draw:layer="layout" svg:x1="10.227cm" svg:y1="23cm" svg:x2="7.027cm" svg:y2="25.5cm">
          <text:p/>
        </draw:line>
        <draw:line draw:style-name="gr1" draw:text-style-name="P1" draw:layer="layout" svg:x1="10.727cm" svg:y1="23.1cm" svg:x2="9.527cm" svg:y2="25.4cm">
          <text:p/>
        </draw:line>
        <draw:line draw:style-name="gr1" draw:text-style-name="P1" draw:layer="layout" svg:x1="11.127cm" svg:y1="23.1cm" svg:x2="12.627cm" svg:y2="25.6cm">
          <text:p/>
        </draw:line>
        <draw:line draw:style-name="gr1" draw:text-style-name="P1" draw:layer="layout" svg:x1="7.373cm" svg:y1="6.1cm" svg:x2="2.473cm" svg:y2="8.4cm">
          <text:p/>
        </draw:line>
        <draw:rect draw:style-name="gr2" draw:text-style-name="P2" draw:layer="layout" svg:width="2.2cm" svg:height="1.1cm" svg:x="7.273cm" svg:y="5.1cm">
          <text:p text:style-name="P1"><text:span text:style-name="T2">"windows"</text:span></text:p>
          <text:p text:style-name="P1"><text:span text:style-name="T1">Menu File</text:span></text:p>
        </draw:rect>
        <draw:rect draw:style-name="gr2" draw:text-style-name="P2" draw:layer="layout" svg:width="1.627cm" svg:height="1.6cm" svg:x="1.646cm" svg:y="8.4cm">
          <text:p text:style-name="P1"><text:span text:style-name="T2">"report"</text:span></text:p>
          <text:p text:style-name="P1"><text:span text:style-name="T2">New</text:span></text:p>
        </draw:rect>
        <draw:rect draw:style-name="gr2" draw:text-style-name="P3" draw:layer="layout" svg:width="1.8cm" svg:height="1.5cm" svg:x="4.073cm" svg:y="8.5cm">
          <text:p text:style-name="P1"><text:span text:style-name="T2">"report"</text:span></text:p>
          <text:p text:style-name="P1"><text:span text:style-name="T2">Open</text:span></text:p>
        </draw:rect>
        <draw:rect draw:style-name="gr2" draw:text-style-name="P3" draw:layer="layout" svg:width="2.6cm" svg:height="1.5cm" svg:x="9.373cm" svg:y="8.5cm">
          <text:p text:style-name="P1"><text:span text:style-name="T2">"report"</text:span></text:p>
          <text:p text:style-name="P1"><text:span text:style-name="T2">Close</text:span></text:p>
        </draw:rect>
        <draw:rect draw:style-name="gr2" draw:text-style-name="P3" draw:layer="layout" svg:width="2.5cm" svg:height="1.5cm" svg:x="6.473cm" svg:y="8.5cm">
          <text:p text:style-name="P1"><text:span text:style-name="T2">"report"</text:span></text:p>
          <text:p text:style-name="P1"><text:span text:style-name="T2">Recent Files</text:span></text:p>
        </draw:rect>
        <draw:rect draw:style-name="gr2" draw:text-style-name="P3" draw:layer="layout" svg:width="1.827cm" svg:height="1.5cm" svg:x="12.573cm" svg:y="8.5cm">
          <text:p text:style-name="P1"><text:span text:style-name="T2">"report"</text:span></text:p>
          <text:p text:style-name="P1"><text:span text:style-name="T2">Exit</text:span></text:p>
        </draw:rect>
        <draw:line draw:style-name="gr1" draw:text-style-name="P1" draw:layer="layout" svg:x1="7.773cm" svg:y1="6.1cm" svg:x2="4.573cm" svg:y2="8.6cm">
          <text:p/>
        </draw:line>
        <draw:line draw:style-name="gr1" draw:text-style-name="P1" draw:layer="layout" svg:x1="8.273cm" svg:y1="6.2cm" svg:x2="7.073cm" svg:y2="8.5cm">
          <text:p/>
        </draw:line>
        <draw:line draw:style-name="gr1" draw:text-style-name="P1" draw:layer="layout" svg:x1="8.673cm" svg:y1="6.2cm" svg:x2="10.173cm" svg:y2="8.7cm">
          <text:p/>
        </draw:line>
        <draw:line draw:style-name="gr1" draw:text-style-name="P1" draw:layer="layout" svg:x1="9.173cm" svg:y1="6.1cm" svg:x2="13.173cm" svg:y2="8.7cm">
          <text:p/>
        </draw:line>
        <draw:line draw:style-name="gr1" draw:text-style-name="P1" draw:layer="layout" svg:x1="29cm" svg:y1="26cm" svg:x2="24.1cm" svg:y2="28.5cm">
          <text:p/>
        </draw:line>
        <draw:rect draw:style-name="gr2" draw:text-style-name="P2" draw:layer="layout" svg:width="2.2cm" svg:height="1.1cm" svg:x="28.827cm" svg:y="25.3cm">
          <text:p text:style-name="P1"><text:span text:style-name="T2">"windows"</text:span></text:p>
          <text:p text:style-name="P1"><text:span text:style-name="T1">Menu Tracks</text:span></text:p>
        </draw:rect>
        <draw:rect draw:style-name="gr2" draw:text-style-name="P2" draw:layer="layout" svg:width="1.627cm" svg:height="1.6cm" svg:x="23.2cm" svg:y="28.6cm">
          <text:p text:style-name="P1"><text:span text:style-name="T2">"report"</text:span></text:p>
          <text:p text:style-name="P1"><text:span text:style-name="T2">Add New</text:span></text:p>
        </draw:rect>
        <draw:rect draw:style-name="gr2" draw:text-style-name="P3" draw:layer="layout" svg:width="1.8cm" svg:height="1.5cm" svg:x="25.627cm" svg:y="28.7cm">
          <text:p text:style-name="P1"><text:span text:style-name="T2">"report"</text:span></text:p>
          <text:p text:style-name="P1"><text:span text:style-name="T2">Mix</text:span></text:p>
        </draw:rect>
        <draw:rect draw:style-name="gr2" draw:text-style-name="P3" draw:layer="layout" svg:width="2.6cm" svg:height="1.5cm" svg:x="30.927cm" svg:y="28.7cm">
          <text:p text:style-name="P1"><text:span text:style-name="T2">"report"</text:span></text:p>
          <text:p text:style-name="P1"><text:span text:style-name="T2">pan</text:span></text:p>
        </draw:rect>
        <draw:rect draw:style-name="gr2" draw:text-style-name="P3" draw:layer="layout" svg:width="2.5cm" svg:height="1.5cm" svg:x="28.027cm" svg:y="28.7cm">
          <text:p text:style-name="P1"><text:span text:style-name="T2">"report"</text:span></text:p>
          <text:p text:style-name="P1"><text:span text:style-name="T2">Mut/Unmute</text:span></text:p>
        </draw:rect>
        <draw:rect draw:style-name="gr2" draw:text-style-name="P3" draw:layer="layout" svg:width="2.627cm" svg:height="1.5cm" svg:x="34.127cm" svg:y="28.7cm">
          <text:p text:style-name="P1"><text:span text:style-name="T2">"report"</text:span></text:p>
          <text:p text:style-name="P1"><text:span text:style-name="T2">Align Tracks</text:span></text:p>
        </draw:rect>
        <draw:line draw:style-name="gr1" draw:text-style-name="P1" draw:layer="layout" svg:x1="29.327cm" svg:y1="26.3cm" svg:x2="26.127cm" svg:y2="28.8cm">
          <text:p/>
        </draw:line>
        <draw:line draw:style-name="gr1" draw:text-style-name="P1" draw:layer="layout" svg:x1="29.827cm" svg:y1="26.4cm" svg:x2="28.627cm" svg:y2="28.7cm">
          <text:p/>
        </draw:line>
        <draw:line draw:style-name="gr1" draw:text-style-name="P1" draw:layer="layout" svg:x1="30.227cm" svg:y1="26.4cm" svg:x2="31.727cm" svg:y2="28.9cm">
          <text:p/>
        </draw:line>
        <draw:line draw:style-name="gr1" draw:text-style-name="P1" draw:layer="layout" svg:x1="30.727cm" svg:y1="26.3cm" svg:x2="34.727cm" svg:y2="28.9cm">
          <text:p/>
        </draw:line>
        <draw:line draw:style-name="gr1" draw:text-style-name="P1" draw:layer="layout" svg:x1="49.327cm" svg:y1="6.1cm" svg:x2="44.427cm" svg:y2="8.4cm">
          <text:p/>
        </draw:line>
        <draw:rect draw:style-name="gr2" draw:text-style-name="P2" draw:layer="layout" svg:width="2.2cm" svg:height="1.1cm" svg:x="49.227cm" svg:y="5.1cm">
          <text:p text:style-name="P1"><text:span text:style-name="T2">"windows"</text:span></text:p>
          <text:p text:style-name="P1"><text:span text:style-name="T1">Menu Effect</text:span></text:p>
        </draw:rect>
        <draw:rect draw:style-name="gr2" draw:text-style-name="P2" draw:layer="layout" svg:width="3.427cm" svg:height="1.6cm" svg:x="41.8cm" svg:y="8.4cm">
          <text:p text:style-name="P1"><text:span text:style-name="T2">"report"</text:span></text:p>
          <text:p text:style-name="P1"><text:span text:style-name="T2">Add /Remove Plug-ins</text:span></text:p>
        </draw:rect>
        <draw:rect draw:style-name="gr2" draw:text-style-name="P3" draw:layer="layout" svg:width="1.8cm" svg:height="1.5cm" svg:x="46.027cm" svg:y="8.5cm">
          <text:p text:style-name="P1"><text:span text:style-name="T2">"report"</text:span></text:p>
          <text:p text:style-name="P1"><text:span text:style-name="T2">Bass and Treble</text:span></text:p>
        </draw:rect>
        <draw:rect draw:style-name="gr2" draw:text-style-name="P3" draw:layer="layout" svg:width="2.6cm" svg:height="1.5cm" svg:x="51.327cm" svg:y="8.5cm">
          <text:p text:style-name="P1"><text:span text:style-name="T2">"report"</text:span></text:p>
          <text:p text:style-name="P1"><text:span text:style-name="T2">Wahwah</text:span></text:p>
        </draw:rect>
        <draw:rect draw:style-name="gr2" draw:text-style-name="P3" draw:layer="layout" svg:width="2.5cm" svg:height="1.5cm" svg:x="48.427cm" svg:y="8.5cm">
          <text:p text:style-name="P1"><text:span text:style-name="T2">"report"</text:span></text:p>
          <text:p text:style-name="P1"><text:span text:style-name="T2"><text:s/></text:span><text:span text:style-name="T2">Distortion</text:span></text:p>
        </draw:rect>
        <draw:rect draw:style-name="gr2" draw:text-style-name="P3" draw:layer="layout" svg:width="1.827cm" svg:height="1.5cm" svg:x="54.527cm" svg:y="8.5cm">
          <text:p text:style-name="P1"><text:span text:style-name="T2">"report"</text:span></text:p>
          <text:p text:style-name="P1"><text:span text:style-name="T2">Delay</text:span></text:p>
        </draw:rect>
        <draw:line draw:style-name="gr1" draw:text-style-name="P1" draw:layer="layout" svg:x1="49.727cm" svg:y1="6.1cm" svg:x2="46.527cm" svg:y2="8.6cm">
          <text:p/>
        </draw:line>
        <draw:line draw:style-name="gr1" draw:text-style-name="P1" draw:layer="layout" svg:x1="50.227cm" svg:y1="6.2cm" svg:x2="49.027cm" svg:y2="8.5cm">
          <text:p/>
        </draw:line>
        <draw:line draw:style-name="gr1" draw:text-style-name="P1" draw:layer="layout" svg:x1="50.627cm" svg:y1="6.2cm" svg:x2="52.127cm" svg:y2="8.7cm">
          <text:p/>
        </draw:line>
        <draw:line draw:style-name="gr1" draw:text-style-name="P1" draw:layer="layout" svg:x1="51.127cm" svg:y1="6.1cm" svg:x2="55.127cm" svg:y2="8.7cm">
          <text:p/>
        </draw:line>
        <draw:line draw:style-name="gr1" draw:text-style-name="P1" draw:layer="layout" svg:x1="46.027cm" svg:y1="29cm" svg:x2="41.127cm" svg:y2="31.3cm">
          <text:p/>
        </draw:line>
        <draw:rect draw:style-name="gr2" draw:text-style-name="P2" draw:layer="layout" svg:width="2.8cm" svg:height="1.1cm" svg:x="45.8cm" svg:y="28cm">
          <text:p text:style-name="P1"><text:span text:style-name="T2">"windows"</text:span></text:p>
          <text:p text:style-name="P1"><text:span text:style-name="T1">Menu Analyze</text:span></text:p>
        </draw:rect>
        <draw:rect draw:style-name="gr2" draw:text-style-name="P2" draw:layer="layout" svg:width="3.9cm" svg:height="1.6cm" svg:x="38.5cm" svg:y="31.3cm">
          <text:p text:style-name="P1"><text:span text:style-name="T2">"report"</text:span></text:p>
          <text:p text:style-name="P1"><text:span text:style-name="T2">Add / Remove Plug-ins</text:span></text:p>
        </draw:rect>
        <draw:rect draw:style-name="gr2" draw:text-style-name="P3" draw:layer="layout" svg:width="1.8cm" svg:height="1.5cm" svg:x="42.727cm" svg:y="31.4cm">
          <text:p text:style-name="P1"><text:span text:style-name="T2">"report"</text:span></text:p>
          <text:p text:style-name="P1"><text:span text:style-name="T2">Contrast</text:span></text:p>
        </draw:rect>
        <draw:rect draw:style-name="gr2" draw:text-style-name="P3" draw:layer="layout" svg:width="2.6cm" svg:height="1.5cm" svg:x="48.027cm" svg:y="31.4cm">
          <text:p text:style-name="P1"><text:span text:style-name="T2">"report"</text:span></text:p>
          <text:p text:style-name="P1"><text:span text:style-name="T2">Find Clipping</text:span></text:p>
        </draw:rect>
        <draw:rect draw:style-name="gr2" draw:text-style-name="P3" draw:layer="layout" svg:width="2.5cm" svg:height="1.5cm" svg:x="45.127cm" svg:y="31.4cm">
          <text:p text:style-name="P1"><text:span text:style-name="T2">"report"</text:span></text:p>
          <text:p text:style-name="P1"><text:span text:style-name="T2"><text:s/></text:span><text:span text:style-name="T2">Plot Spectrum</text:span></text:p>
        </draw:rect>
        <draw:rect draw:style-name="gr2" draw:text-style-name="P3" draw:layer="layout" svg:width="1.827cm" svg:height="1.5cm" svg:x="51.227cm" svg:y="31.4cm">
          <text:p text:style-name="P1"><text:span text:style-name="T2">"report"</text:span></text:p>
          <text:p text:style-name="P1"><text:span text:style-name="T2">Beat Finder</text:span></text:p>
        </draw:rect>
        <draw:line draw:style-name="gr1" draw:text-style-name="P1" draw:layer="layout" svg:x1="46.427cm" svg:y1="29cm" svg:x2="43.227cm" svg:y2="31.5cm">
          <text:p/>
        </draw:line>
        <draw:line draw:style-name="gr1" draw:text-style-name="P1" draw:layer="layout" svg:x1="46.927cm" svg:y1="29.1cm" svg:x2="45.727cm" svg:y2="31.4cm">
          <text:p/>
        </draw:line>
        <draw:line draw:style-name="gr1" draw:text-style-name="P1" draw:layer="layout" svg:x1="47.327cm" svg:y1="29.1cm" svg:x2="48.827cm" svg:y2="31.6cm">
          <text:p/>
        </draw:line>
        <draw:line draw:style-name="gr1" draw:text-style-name="P1" draw:layer="layout" svg:x1="47.827cm" svg:y1="29cm" svg:x2="51.827cm" svg:y2="31.6cm">
          <text:p/>
        </draw:line>
        <draw:line draw:style-name="gr1" draw:text-style-name="P1" draw:layer="layout" svg:x1="20.127cm" svg:y1="19.4cm" svg:x2="15.227cm" svg:y2="21.7cm">
          <text:p/>
        </draw:line>
        <draw:rect draw:style-name="gr2" draw:text-style-name="P2" draw:layer="layout" svg:width="2.2cm" svg:height="1.1cm" svg:x="20.027cm" svg:y="18.4cm">
          <text:p text:style-name="P1"><text:span text:style-name="T2">"windows"</text:span></text:p>
          <text:p text:style-name="P1"><text:span text:style-name="T1">Menu View</text:span></text:p>
        </draw:rect>
        <draw:rect draw:style-name="gr2" draw:text-style-name="P2" draw:layer="layout" svg:width="1.627cm" svg:height="1.6cm" svg:x="14.4cm" svg:y="21.7cm">
          <text:p text:style-name="P1"><text:span text:style-name="T2">"report"</text:span></text:p>
          <text:p text:style-name="P1"><text:span text:style-name="T2">Zoom</text:span></text:p>
        </draw:rect>
        <draw:rect draw:style-name="gr2" draw:text-style-name="P3" draw:layer="layout" svg:width="1.8cm" svg:height="1.5cm" svg:x="16.827cm" svg:y="21.8cm">
          <text:p text:style-name="P1"><text:span text:style-name="T2">"report"</text:span></text:p>
          <text:p text:style-name="P1"><text:span text:style-name="T2">Track Size</text:span></text:p>
        </draw:rect>
        <draw:rect draw:style-name="gr2" draw:text-style-name="P3" draw:layer="layout" svg:width="1.973cm" svg:height="1.5cm" svg:x="22.127cm" svg:y="21.8cm">
          <text:p text:style-name="P1"><text:span text:style-name="T2">"report"</text:span></text:p>
          <text:p text:style-name="P1"><text:span text:style-name="T2">Historiy</text:span></text:p>
        </draw:rect>
        <draw:rect draw:style-name="gr2" draw:text-style-name="P3" draw:layer="layout" svg:width="1.8cm" svg:height="1.5cm" svg:x="19.6cm" svg:y="21.8cm">
          <text:p text:style-name="P1"><text:span text:style-name="T2">"report"</text:span></text:p>
          <text:p text:style-name="P1"><text:span text:style-name="T2">Skip to </text:span></text:p>
        </draw:rect>
        <draw:rect draw:style-name="gr2" draw:text-style-name="P3" draw:layer="layout" svg:width="2.054cm" svg:height="1.5cm" svg:x="25.1cm" svg:y="21.8cm">
          <text:p text:style-name="P1"><text:span text:style-name="T2">"report"</text:span></text:p>
          <text:p text:style-name="P1"><text:span text:style-name="T2">Toolbars</text:span></text:p>
        </draw:rect>
        <draw:line draw:style-name="gr1" draw:text-style-name="P1" draw:layer="layout" svg:x1="20.527cm" svg:y1="19.4cm" svg:x2="17.327cm" svg:y2="21.9cm">
          <text:p/>
        </draw:line>
        <draw:line draw:style-name="gr1" draw:text-style-name="P1" draw:layer="layout" svg:x1="21.027cm" svg:y1="19.5cm" svg:x2="20.3cm" svg:y2="21.8cm">
          <text:p/>
        </draw:line>
        <draw:line draw:style-name="gr1" draw:text-style-name="P1" draw:layer="layout" svg:x1="21.427cm" svg:y1="19.5cm" svg:x2="22.927cm" svg:y2="22cm">
          <text:p/>
        </draw:line>
        <draw:line draw:style-name="gr1" draw:text-style-name="P1" draw:layer="layout" svg:x1="21.927cm" svg:y1="19.4cm" svg:x2="25.927cm" svg:y2="22cm">
          <text:p/>
        </draw:line>
        <draw:line draw:style-name="gr1" draw:text-style-name="P1" draw:layer="layout" svg:x1="10.4cm" svg:y1="2.2cm" svg:x2="8.3cm" svg:y2="5cm">
          <text:p/>
        </draw:line>
        <draw:line draw:style-name="gr1" draw:text-style-name="P1" draw:layer="layout" svg:x1="24.7cm" svg:y1="2.1cm" svg:x2="21cm" svg:y2="18.3cm">
          <text:p/>
        </draw:line>
        <draw:line draw:style-name="gr1" draw:text-style-name="P1" draw:layer="layout" svg:x1="47.9cm" svg:y1="2.3cm" svg:x2="50.4cm" svg:y2="5.2cm">
          <text:p/>
        </draw:line>
        <draw:line draw:style-name="gr1" draw:text-style-name="P1" draw:layer="layout" svg:x1="22.8cm" svg:y1="2.3cm" svg:x2="11.6cm" svg:y2="32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18T21:07:06.76</meta:creation-date>
    <dc:date>2020-01-17T11:27:55.65</dc:date>
    <meta:editing-duration>PT2H1M</meta:editing-duration>
    <meta:editing-cycles>42</meta:editing-cycles>
    <meta:generator>OpenOffice/4.1.7$Win32 OpenOffice.org_project/417m1$Build-9800</meta:generator>
    <meta:document-statistic meta:object-count="132"/>
  </office:meta>
</office:document-meta>
</file>